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Hyperlink" style:data-style-name="N0"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1" style:family="table-cell" style:parent-style-name="Default" style:data-style-name="N37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3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37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8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1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3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4" style:family="table-cell" style:parent-style-name="Default" style:data-style-name="N37">
      <style:table-cell-properties fo:border-top="2pt solid #000000" fo:border-bottom="none" fo:border-left="none" fo:border-right="2pt solid #000000" style:vertical-align="automatic" fo:background-color="#FFFF99"/>
    </style:style>
    <style:style style:name="ce25" style:family="table-cell" style:parent-style-name="Default" style:data-style-name="N37">
      <style:table-cell-properties fo:border-top="none" fo:border-bottom="none" fo:border-left="none" fo:border-right="2pt solid #000000" style:vertical-align="automatic" fo:background-color="#FFFF99"/>
    </style:style>
    <style:style style:name="ce26" style:family="table-cell" style:parent-style-name="Hyperlink" style:data-style-name="N37">
      <style:table-cell-properties fo:border-top="none" fo:border-bottom="none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#FFFF99"/>
    </style:style>
    <style:style style:name="ce28" style:family="table-cell" style:parent-style-name="Default" style:data-style-name="N37">
      <style:table-cell-properties fo:border-top="none" fo:border-bottom="2pt solid #000000" fo:border-left="none" fo:border-right="2pt solid #000000" style:vertical-align="automatic" fo:background-color="#FFFF99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31" style:family="table-cell" style:parent-style-name="Default" style:data-style-name="N37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33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34" style:family="table-cell" style:parent-style-name="Default" style:data-style-name="N37"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fo:color="#FF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38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58 X 74 X 3750mm (Qty of 1)</text:p>
          </table:table-cell>
          <table:table-cell office:value-type="string" table:style-name="ce10">
            <text:p>Macclesfield Reclemation</text:p>
          </table:table-cell>
          <table:table-cell office:value-type="currency" office:value="3" table:style-name="ce11">
            <text:p>£3.00</text:p>
          </table:table-cell>
          <table:table-cell office:value-type="float" office:value="30" table:style-name="ce12">
            <text:p>30</text:p>
          </table:table-cell>
          <table:table-cell office:value-type="currency" office:value="90" table:formula="of:=[.E10]*[.F10]" table:style-name="ce11">
            <text:p>£90.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string" table:style-name="ce14">
            <text:p>OuterFrame</text:p>
          </table:table-cell>
          <table:table-cell office:value-type="string" table:style-name="ce15">
            <text:p>This wood size is actually 120x70x3750mm for £6, but we can split it into 2 pieces using the table saw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can use this for the uprights and cross beams, We think they have enough for most / all of what we need (30 bits when split into 2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is wood is also a bit longer than 3.6m, so by standing it on a horizontal block underneath we reckon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should be able to get it to reach all the way to the top of the flat part of the ceiling without needing vertcies (3.8m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1. This provides the 4 uprights at the free standing corners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2. It also goes along the top, bottom, sides of the frame, and one piece in the middl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3. It also fits around the shape of the door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3x2" 2400mm</text:p>
          </table:table-cell>
          <table:table-cell office:value-type="string" table:style-name="ce10">
            <text:p>Reclemation</text:p>
          </table:table-cell>
          <table:table-cell office:value-type="currency" office:value="2.5" table:style-name="ce11">
            <text:p>£2.50</text:p>
          </table:table-cell>
          <table:table-cell office:value-type="float" office:value="9" table:style-name="ce12">
            <text:p>9</text:p>
          </table:table-cell>
          <table:table-cell office:value-type="currency" office:value="22.5" table:formula="of:=[.E22]*[.F22]" table:style-name="ce11">
            <text:p>£22.50</text:p>
          </table:table-cell>
          <table:table-cell table:style-name="ce24"/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This cost is approximate, we think we can get some from the reclemation that is half the price of Wicks but haven’t looked for it yet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e idea is to trim it down to the same thickness as the outer frame using the table saw in case we want to add on a second panel in the future, to keep it level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45x70x2400mm Single</text:p>
          </table:table-cell>
          <table:table-cell office:value-type="string" table:style-name="ce15">
            <text:p>Wicks</text:p>
          </table:table-cell>
          <table:table-cell office:value-type="currency" office:value="5" table:style-name="ce16">
            <text:p>£5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6]*[.F26]" table:style-name="ce16">
            <text:p>£0.00</text:p>
          </table:table-cell>
          <table:table-cell office:value-type="string" table:style-name="ce26">
            <text:p><text:a xlink:href="http://www.wickes.co.uk/Wickes-Treated-Kiln-Dried-C16-Regularised-45x70x2400mm-Single/p/166401">http://www.wickes.co.uk/Wickes-Treated-Kiln-Dried-C16-Regularised-45x70x2400mm-Single/p/16640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2 this is more expensiv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27">
            <text:p>63 X 38 X 2400mm (2x2") 2.4m (Qty of 5)</text:p>
          </table:table-cell>
          <table:table-cell office:value-type="string" table:style-name="ce15">
            <text:p>Wicks</text:p>
          </table:table-cell>
          <table:table-cell office:value-type="currency" office:value="2" table:style-name="ce16">
            <text:p>£2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9]*[.F29]" table:style-name="ce16">
            <text:p>£0.00</text:p>
          </table:table-cell>
          <table:table-cell office:value-type="string" table:style-name="ce26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3, if we can't find any 3x2" from reclemation then this could do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although if you want to add a 2nd panel later on in the future you'll end up with a gap between the panel and the frame, because of the thickness of the outer frame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29">
            <text:p>63 X 38 X 2400mm (2x2") 2.4m (Qty of 5)</text:p>
          </table:table-cell>
          <table:table-cell office:value-type="string" table:style-name="ce29">
            <text:p>Wicks</text:p>
          </table:table-cell>
          <table:table-cell office:value-type="currency" office:value="2" table:style-name="ce11">
            <text:p>£2.00</text:p>
          </table:table-cell>
          <table:table-cell office:value-type="float" office:value="5" table:style-name="ce30">
            <text:p>5</text:p>
          </table:table-cell>
          <table:table-cell office:value-type="currency" office:value="10" table:formula="of:=[.E34]*[.F34]" table:style-name="ce31">
            <text:p>£10.00</text:p>
          </table:table-cell>
          <table:table-cell office:value-type="string" table:style-name="ce13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Wall Anchor</text:p>
          </table:table-cell>
          <table:table-cell office:value-type="string" table:style-name="ce15">
            <text:p>These pieces are used as an anchorage point on the wall and the outer partition which is already in place</text:p>
          </table:table-cell>
          <table:table-cell table:number-columns-repeated="4" table:style-name="ce15"/>
          <table:table-cell table:style-name="ce32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only need 4 of these, but getting 5 is cheaper</text:p>
          </table:table-cell>
          <table:table-cell table:number-columns-repeated="4" table:style-name="ce15"/>
          <table:table-cell table:style-name="ce32"/>
          <table:table-cell table:number-columns-repeated="16376"/>
        </table:table-row>
        <table:table-row table:style-name="ro1">
          <table:table-cell/>
          <table:table-cell table:style-name="ce19"/>
          <table:table-cell table:number-columns-repeated="5" table:style-name="ce20"/>
          <table:table-cell table:style-name="ce3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22.5" table:formula="of:=SUM([.G10:.G36])" table:style-name="ce34">
            <text:p>£122.5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Wall Panels</text:p>
          </table:table-cell>
          <table:table-cell office:value-type="string" table:style-name="ce10">
            <text:p>OSB2 11X1220X2440MM (Qty of 3)</text:p>
          </table:table-cell>
          <table:table-cell office:value-type="string" table:style-name="ce10">
            <text:p>Wicks</text:p>
          </table:table-cell>
          <table:table-cell office:value-type="currency" office:value="9.99" table:style-name="ce11">
            <text:p>£9.99</text:p>
          </table:table-cell>
          <table:table-cell office:value-type="float" office:value="24" table:style-name="ce12">
            <text:p>24</text:p>
          </table:table-cell>
          <table:table-cell office:value-type="currency" office:value="239.76" table:formula="of:=[.E44]*[.F44]" table:style-name="ce11">
            <text:p>£239.76</text:p>
          </table:table-cell>
          <table:table-cell office:value-type="string" table:style-name="ce1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Wall Panels</text:p>
          </table:table-cell>
          <table:table-cell office:value-type="string" table:style-name="ce20">
            <text:p>OSB2 11X1220X2440MM (Qty of 1)</text:p>
          </table:table-cell>
          <table:table-cell office:value-type="string" table:style-name="ce20">
            <text:p>Wicks</text:p>
          </table:table-cell>
          <table:table-cell office:value-type="currency" office:value="13.99" table:style-name="ce21">
            <text:p>£13.99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45]*[.F45]" table:style-name="ce21">
            <text:p>£0.00</text:p>
          </table:table-cell>
          <table:table-cell office:value-type="string" table:style-name="ce2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39.76" table:formula="of:=SUM([.G44:.G46])" table:style-name="ce34">
            <text:p>£239.7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2">
          <table:table-cell/>
          <table:table-cell table:style-name="ce35"/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9">
            <text:p>Panel Screws</text:p>
          </table:table-cell>
          <table:table-cell office:value-type="string" table:style-name="ce10">
            <text:p>Screws to Attach Panels to Frame 38mm</text:p>
          </table:table-cell>
          <table:table-cell office:value-type="string" table:style-name="ce10">
            <text:p>Me</text:p>
          </table:table-cell>
          <table:table-cell office:value-type="currency" office:value="0" table:style-name="ce11">
            <text:p>£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51]*[.F51]" table:style-name="ce11">
            <text:p>£0.00</text:p>
          </table:table-cell>
          <table:table-cell office:value-type="string" table:style-name="ce36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Frame Screws</text:p>
          </table:table-cell>
          <table:table-cell office:value-type="string" table:style-name="ce37">
            <text:p>6dia 100mm length Screws</text:p>
          </table:table-cell>
          <table:table-cell office:value-type="string" table:style-name="ce37">
            <text:p>Wicks</text:p>
          </table:table-cell>
          <table:table-cell office:value-type="currency" office:value="13.79" table:style-name="ce38">
            <text:p>£13.79</text:p>
          </table:table-cell>
          <table:table-cell office:value-type="float" office:value="1" table:style-name="ce39">
            <text:p>1</text:p>
          </table:table-cell>
          <table:table-cell office:value-type="currency" office:value="13.79" table:formula="of:=[.E52]*[.F52]" table:style-name="ce21">
            <text:p>£13.79</text:p>
          </table:table-cell>
          <table:table-cell office:value-type="string" table:style-name="ce23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13.79" table:formula="of:=SUM([.G51:.G53])" table:style-name="ce34">
            <text:p>£13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Fire Door</text:p>
          </table:table-cell>
          <table:table-cell office:value-type="string" table:style-name="ce10">
            <text:p>900mm wide</text:p>
          </table:table-cell>
          <table:table-cell office:value-type="string" table:style-name="ce10">
            <text:p>Cheshire Reclamation</text:p>
          </table:table-cell>
          <table:table-cell office:value-type="currency" office:value="40" table:style-name="ce11">
            <text:p>£4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61]*[.F61]" table:style-name="ce11">
            <text:p>£0.00</text:p>
          </table:table-cell>
          <table:table-cell office:value-type="string" table:style-name="ce36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Fire Door</text:p>
          </table:table-cell>
          <table:table-cell office:value-type="string" table:style-name="ce15">
            <text:p>900mm wide</text:p>
          </table:table-cell>
          <table:table-cell office:value-type="string" table:style-name="ce15">
            <text:p>Macclesfield Reclamation</text:p>
          </table:table-cell>
          <table:table-cell office:value-type="currency" office:value="20" table:style-name="ce16">
            <text:p>£20.00</text:p>
          </table:table-cell>
          <table:table-cell office:value-type="float" office:value="4" table:style-name="ce17">
            <text:p>4</text:p>
          </table:table-cell>
          <table:table-cell office:value-type="currency" office:value="80" table:formula="of:=[.E62]*[.F62]" table:style-name="ce16">
            <text:p>£80.00</text:p>
          </table:table-cell>
          <table:table-cell office:value-type="string" table:style-name="ce32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Regular Door</text:p>
          </table:table-cell>
          <table:table-cell office:value-type="string" table:style-name="ce20">
            <text:p>(H)1981mm (W)838mm</text:p>
          </table:table-cell>
          <table:table-cell office:value-type="string" table:style-name="ce20">
            <text:p>B&amp;Q</text:p>
          </table:table-cell>
          <table:table-cell office:value-type="currency" office:value="28" table:style-name="ce21">
            <text:p>£28.00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63]*[.F63]" table:style-name="ce21">
            <text:p>£0.00</text:p>
          </table:table-cell>
          <table:table-cell office:value-type="string" table:style-name="ce23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40">
            <text:p>Doors Total</text:p>
          </table:table-cell>
          <table:table-cell office:value-type="currency" office:value="80" table:formula="of:=SUM([.G61:.G67])" table:style-name="ce41">
            <text:p>£80.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Ceiling Paint</text:p>
          </table:table-cell>
          <table:table-cell office:value-type="string" table:style-name="ce10">
            <text:p>Smooth Masonary Paint White 5L</text:p>
          </table:table-cell>
          <table:table-cell office:value-type="string" table:style-name="ce10">
            <text:p>Wicks</text:p>
          </table:table-cell>
          <table:table-cell office:value-type="currency" office:value="20.99" table:style-name="ce11">
            <text:p>£20.99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74]*[.F74]" table:style-name="ce11">
            <text:p>£0.00</text:p>
          </table:table-cell>
          <table:table-cell office:value-type="string" table:style-name="ce13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Ceiling Paint</text:p>
          </table:table-cell>
          <table:table-cell office:value-type="string" table:style-name="ce20">
            <text:p>Smooth Masonary Paint White 10L</text:p>
          </table:table-cell>
          <table:table-cell office:value-type="string" table:style-name="ce20">
            <text:p>Wicks</text:p>
          </table:table-cell>
          <table:table-cell office:value-type="currency" office:value="33.99" table:style-name="ce21">
            <text:p>£33.99</text:p>
          </table:table-cell>
          <table:table-cell office:value-type="float" office:value="1" table:style-name="ce22">
            <text:p>1</text:p>
          </table:table-cell>
          <table:table-cell office:value-type="currency" office:value="33.99" table:formula="of:=[.E75]*[.F75]" table:style-name="ce21">
            <text:p>£33.99</text:p>
          </table:table-cell>
          <table:table-cell office:value-type="string" table:style-name="ce23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40">
            <text:p>Paint Total</text:p>
          </table:table-cell>
          <table:table-cell office:value-type="currency" office:value="33.99" table:formula="of:=SUM([.G74:.G78])" table:style-name="ce41">
            <text:p>£33.9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2">
            <text:p>Grand Total</text:p>
          </table:table-cell>
          <table:table-cell office:value-type="currency" office:value="490.04" table:formula="of:=[.G39]+[.G47]+[.G55]+[.G68]+[.G79]" table:style-name="ce42">
            <text:p>£490.04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7">
      <number:currency-symbol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08T21:43:52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